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sObscene</text:p>
          </table:table-cell>
          <table:table-cell table:style-name="Default" office:value-type="string" calcext:value-type="string">
            <text:p>isAbstra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Огн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юх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ече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рако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ле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узо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уно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есто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ызо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иро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ясо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юхо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зо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огте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емно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изе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ыко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Цвето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вездо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опле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пино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Попко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евно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ело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исько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ро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лобно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обро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ыко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удо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ко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естко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Пуко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ишко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хо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яче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юко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тормо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тро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едо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иро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уко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екло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есо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едо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хно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яко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вино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лко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гле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еско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мехо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мо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ердо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тко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лепко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хо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яше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поко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усо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аще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ово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аво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хо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уго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раго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япко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стро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апо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пло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ибро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елко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че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ерце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виго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язе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ыко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опо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еще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дро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нило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епло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ыкво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нево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аро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ехано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паго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ищно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изо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яло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оршне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олто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ужино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лосо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упо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орче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тно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ятно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уто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пло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до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до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ежно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юбо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Писько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лно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шно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ило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яшно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ытно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че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адо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уче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меле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чно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ерно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юто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Язво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ухо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кро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лажно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ерто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сто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ло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рдо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або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со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го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Алче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лудо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ехо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пье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ро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ледно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мыго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вне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ре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ысо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ыше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то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Трахо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гте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ешне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иво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ное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село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ито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аго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олсто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ево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ахо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ыко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йно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ыстро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Яйце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омо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рне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хно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ихре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абле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веро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адо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орно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лко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амне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есне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убо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ебо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ивно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аро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чело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сто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ерсто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аздно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есо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ше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не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ьяно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сте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аме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ебне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смо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убо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рбо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лено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юно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ало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мерто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мбо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агмо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ыко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него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ро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Яро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емле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авно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ро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ище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ало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верно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льбо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аро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онзо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ветло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лобо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емо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илько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адко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орько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исло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Остро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егко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едо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умко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ино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лако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сно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иво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ямо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со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ятво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итво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ено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Цепко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Цирко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ипко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ладко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ершне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со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вято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Адо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оро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ехо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язко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рипо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муро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поро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епко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ибле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тко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Долбо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рно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лаго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бно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зго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упко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умно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ихо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рче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асто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епо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скуло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ато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не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уко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ексо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адо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азо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игро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ниго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зо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лото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екиро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ыще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умо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ебто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утко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люро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уко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оне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устно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ерво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льно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уто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але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оже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моко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Цыпо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ерве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обро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Овце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лысто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сло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ысле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адно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ико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го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возде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ото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ебле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ило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иче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оско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афле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рно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упо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ипо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терво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ошно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Шмаро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яще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мерче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уто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ито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ыдо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утко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рачно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емне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Лобко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прице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Игло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Быдло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ыпо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Искро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мото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бо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пче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Мразе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итро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елко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упно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рще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елче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хо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або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e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ерсо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Кало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Драк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Эбо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Крео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Эсто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Мико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Зе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ебо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Крип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Фей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Эн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Рама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Отто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у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Ише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Гро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Ксель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Шебо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Улун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Кромо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Итро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ир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уз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яс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уп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ак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ыз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юх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з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олов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ород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ог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яд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ад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ел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ык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цвет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уп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уй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ар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уй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трах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им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ёт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ат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р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вет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лоб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иг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пук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оп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рак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х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ос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ноб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рач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аз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л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р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ук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пин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юк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вор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ар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ес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ест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т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як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вин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п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еск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мех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юй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м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ерд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авт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ов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лос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юх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ад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он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лёп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ав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пок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яд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ащ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ард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нь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х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ап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фыр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яп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вон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л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ов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к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ц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ись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оп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с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вист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ог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оп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ей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ей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от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ут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ёрт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уй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с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к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ас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ат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ев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ёж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ат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ел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рип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с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т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юд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есс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ед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т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нут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ёв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ляд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юб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яш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езв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ш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ч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ой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ёв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ч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ж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ар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уж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зг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ад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од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нил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ус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уд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ык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пок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р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й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рд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л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ук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ад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ок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квал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мыг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р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уб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луд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ах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нев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ск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пиц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вер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лот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ёр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ив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ной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ороп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ёп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уй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орб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ар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од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ух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мерд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лоп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р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зад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пись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ом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ин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ёт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ар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лат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ог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мок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ызг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ез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ыр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уг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ей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он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сос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от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ог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ерст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ёс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олз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ед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г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уг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ст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ов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ат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ыл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лен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амень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ен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рф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фоб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х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рун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ав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гиб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ип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ёрб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ист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тык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ес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ыг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уш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лик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р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род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льб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ан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ор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цып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х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троц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орч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ем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ёг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ой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ух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люп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ляп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ек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т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ур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изг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ог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уд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уп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об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ел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й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ызг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ват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лад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в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ип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реп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ас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д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ис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иг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уз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рам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лёз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юк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ов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ед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ор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уп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ожь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ат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ёк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ут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ж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ум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уж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аск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об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ой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ёз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виг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ёр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ил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ыл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у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орч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ив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верн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луч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из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уз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троб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вач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ед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лыст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ёб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орот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ёт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ац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чад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щёлк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ев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ов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гриб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лякс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об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ос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шмар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ромб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шпаг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ерв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нрав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ал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лот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б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аб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ыт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яс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об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рыг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ёрн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ут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рак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ящ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зар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уч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хрум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кок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мерт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вяз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пор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уд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язв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тыд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ыл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игл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сып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искр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ыб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жмот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мраз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дрыст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тёк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ах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рох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люв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морщ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куп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берс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кал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торн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сот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грах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ши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обо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озгу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зайга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шу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еф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трест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краш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аин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зибо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прумб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энти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арамм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цу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ток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иф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коф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1:28:29.913779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01:29:34.472639537</dc:date>
    <meta:editing-duration>PT4M58S</meta:editing-duration>
    <meta:editing-cycles>6</meta:editing-cycles>
    <meta:generator>LibreOffice/5.1.6.2$Linux_X86_64 LibreOffice_project/10m0$Build-2</meta:generator>
    <meta:document-statistic meta:table-count="1" meta:cell-count="3520" meta:object-count="0"/>
  </office:meta>
</office:document-meta>
</file>